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Web" style:master-page-name="MP0" style:family="paragraph">
      <style:paragraph-properties fo:break-before="page" fo:margin-top="0in" fo:background-color="#FFFFFF"/>
      <style:text-properties style:font-name="Calibri" style:font-name-complex="Calibri" fo:font-weight="bold" style:font-weight-asian="bold" style:font-weight-complex="bold" fo:color="#1D2125" fo:font-size="11pt" style:font-size-asian="11pt" style:font-size-complex="11pt"/>
    </style:style>
    <style:style style:name="P4" style:parent-style-name="NormalWeb" style:family="paragraph">
      <style:paragraph-properties fo:margin-top="0in" fo:background-color="#FFFFFF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color="#1D2125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color="#1D2125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color="#1D2125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fo:font-weight="bold" style:font-weight-asian="bold" style:font-weight-complex="bold" fo:color="#1D2125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2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13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14" style:parent-style-name="NormalWeb" style:family="paragraph">
      <style:paragraph-properties fo:margin-top="0in"/>
    </style:style>
    <style:style style:name="T1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" style:parent-style-name="DefaultParagraphFont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2" style:parent-style-name="DefaultParagraphFont" style:family="text">
      <style:text-properties style:font-name="Calibri" style:font-name-complex="Calibri"/>
    </style:style>
    <style:style style:name="T2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4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25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26" style:parent-style-name="NormalWeb" style:family="paragraph">
      <style:paragraph-properties fo:margin-top="0in"/>
    </style:style>
    <style:style style:name="T2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3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3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3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3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8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39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40" style:parent-style-name="NormalWeb" style:family="paragraph">
      <style:paragraph-properties fo:margin-top="0in"/>
    </style:style>
    <style:style style:name="T4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47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48" style:parent-style-name="NormalWeb" style:family="paragraph">
      <style:paragraph-properties fo:margin-top="0in" fo:margin-bottom="0in"/>
    </style:style>
    <style:style style:name="T4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5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1D2125" fo:background-color="#FFFFFF"/>
    </style:style>
    <style:style style:name="P51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52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53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54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55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56" style:parent-style-name="Normal" style:family="paragraph">
      <style:text-properties style:font-name-complex="Calibri"/>
    </style:style>
  </office:automatic-styles>
  <office:body>
    <office:text text:use-soft-page-breaks="true">
      <text:p text:style-name="P1"/>
      <text:p text:style-name="P4"><text:span text:style-name="T5">1)  Quali sono le strategie di disinformazione citate nel film? Come agiscono sugli utenti?</text:span><text:span text:style-name="T6"><text:s text:c="30"/></text:span><text:span text:style-name="T7">Il film non mostra le strategia utilizzate per diffondere le disinformazioni meglio, ma illustra come l'algoritmo dei social media preferisce consigliare notizie false rispetto a notizie vere.</text:span><text:span text:style-name="T8"><text:s text:c="40"/></text:span><text:span text:style-name="T9">Il film cita anche uno studio del MIT, il quale dice che le notizie false si propagano 6 volte più velocemente rispetto alle notizie vere.</text:span><text:span text:style-name="T10"><text:s/></text:span><text:span text:style-name="T11">Le piattaforme hanno sempre integrato algoritmi per rimuovere notizie false e hanno dato agli utenti strumenti per segnalarle.</text:span></text:p>
      <text:p text:style-name="P12"> </text:p>
      <text:p text:style-name="P13"> </text:p>
      <text:p text:style-name="P14"><text:span text:style-name="T15"> </text:span><text:span text:style-name="T16">2) <text:s/></text:span><text:span text:style-name="T17">Perché</text:span><text:span text:style-name="T18"><text:s/>c'è un pericolo sul trattamento dei dati personali? <text:s text:c="59"/></text:span><text:span text:style-name="T19">C'è ovviamente un pericolo nel trattamento dei dati personali, perché non sappiamo di preciso come vengono utilizzati.</text:span><text:span text:style-name="T20"><text:s/></text:span><text:span text:style-name="T21">Anche se le piattaforme rilasciano documenti con scritto gli utilizzi che fanno dei nostri dati, non sempre dichiarano tutto.</text:span><text:span text:style-name="T22"><text:s/></text:span><text:span text:style-name="T23">Per fortuna in Europa ci sono molte leggi che tutelano la nostra privacy e sono obbligatorie per tutte le aziende che offrono servizi nel territorio.</text:span></text:p>
      <text:p text:style-name="P24"> </text:p>
      <text:p text:style-name="P25"> </text:p>
      <text:p text:style-name="P26"><text:span text:style-name="T27">3) Secondo te la privacy di un soggetto è sempre rispettata? Cosa faresti tu, per garantirla?</text:span><text:span text:style-name="T28"><text:s text:c="9"/></text:span><text:span text:style-name="T29">Anche prima del esistenza dell'internet la privacy dei soggetti non veniva sempre rispettata.</text:span><text:span text:style-name="T30"><text:s text:c="22"/></text:span><text:span text:style-name="T31">Ma adesso con l'internet la quantità di dati raccolta e condivisi è immensa.</text:span><text:span text:style-name="T32"><text:s text:c="46"/></text:span><text:span text:style-name="T33">Molte aziende non garantiscono totale privacy agli utenti per questo la commissione europea ha creato leggi per la protezione della privacy.</text:span><text:span text:style-name="T34"><text:s text:c="117"/></text:span><text:span text:style-name="T35">Il metodo migliore per garantire la privacy degli utenti è di non raccoglier dati.</text:span><text:span text:style-name="T36"><text:s/></text:span><text:span text:style-name="T37">Anche se non sempre è la scelta migliore per l'azienda, molti degli utenti accoglieranno volentieri il cambiamento.</text:span></text:p>
      <text:p text:style-name="P38"> </text:p>
      <text:p text:style-name="P39"> </text:p>
      <text:p text:style-name="P40"><text:span text:style-name="T41">4) Credi sia descritto un potere "invisibile" sulle nostre menti a scopo di lucro? O è tutto trasparente?</text:span><text:span text:style-name="T42"><text:s text:c="145"/></text:span><text:span text:style-name="T43">Secondo me è un potere per la maggior parte invisibile, perché non sappiamo di preciso cosa ci fanno e le aziende con i nostri dati.</text:span><text:span text:style-name="T44"><text:s/></text:span><text:span text:style-name="T45">Però comunque siamo consapevoli che i nostri dati verranno collezionati e usati a scopi di marketing o per miglioramenti ai prodotti e servizi.</text:span></text:p>
      <text:p text:style-name="P46"> </text:p>
      <text:p text:style-name="P47"> </text:p>
      <text:p text:style-name="P48"><text:span text:style-name="T49"> </text:span><text:span text:style-name="T50">5) Altre osservazioni:</text:span></text:p>
      <text:p text:style-name="P51">Secondo me questo film ha cercato di mettere in cattiva luce le Big Tech parlando soprattutto dei problemi e di come hanno influenzato la società.</text:p>
      <text:p text:style-name="P52">Solo qualche minuto alla fine del film è stato lasciato per la soluzione del problema, anche se in realtà non ne hanno data una.</text:p>
      <text:p text:style-name="P53">Ovviamente dato che questo film è stato fatto in collaborazione con Netflix, non hanno parlato dei propri problemi, di come anche Netflix traccia i propri utenti e utilizza una algoritmo e notifiche per consigliare più contenuti.</text:p>
      <text:p text:style-name="P54">Pure il sito ufficiale del Social Dilemma traccia i propri utenti tramite i cookie di Google.</text:p>
      <text:p text:style-name="P55">Questi cookie permettono di sapere gli interessi del utente, i movimenti nel sito, l'età del utente, il sesso del utente, la posizione del utente, il dispositivo del utente e molto altro ancora.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4916in"/>
      </style:header-style>
      <style:footer-style>
        <style:header-footer-properties style:dynamic-spacing="true" fo:min-height="0.2958in"/>
      </style:footer-style>
    </style:page-layout>
    <style:style style:name="P2" style:parent-style-name="NormalWeb" style:family="paragraph">
      <style:paragraph-properties fo:margin-top="0in" fo:background-color="#FFFFFF"/>
      <style:text-properties style:font-name="Segoe UI" style:font-name-complex="Segoe UI" fo:color="#1D2125" fo:font-size="11pt" style:font-size-asian="11pt" style:font-size-complex="11pt"/>
    </style:style>
    <style:style style:name="T3" style:parent-style-name="BookTitle" style:family="text">
      <style:text-properties fo:font-style="normal" style:font-style-asian="normal" style:font-style-complex="normal" fo:color="#FF0000"/>
    </style:style>
  </office:automatic-styles>
  <office:master-styles>
    <style:master-page style:name="MP0" style:page-layout-name="PL0">
      <style:header>
        <text:p text:style-name="P2">Domande EDUCAZIONE CIVICA: </text:p>
        <text:p text:style-name="Title"><text:span text:style-name="T3">The Social Dilemm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smin Amelian</meta:initial-creator>
    <dc:creator>Cosmin Amelian</dc:creator>
    <meta:creation-date>2022-01-08T14:12:00Z</meta:creation-date>
    <dc:date>2022-01-08T14:12:00Z</dc:date>
    <meta:template xlink:href="Normal.dotm" xlink:type="simple"/>
    <meta:editing-cycles>8</meta:editing-cycles>
    <meta:editing-duration>PT480S</meta:editing-duration>
    <meta:document-statistic meta:page-count="1" meta:paragraph-count="6" meta:word-count="491" meta:character-count="3290" meta:row-count="23" meta:non-whitespace-character-count="2805"/>
  </office:meta>
</office:document-meta>
</file>